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end" style:justify-single-word="false"/>
      <style:text-properties style:font-name="Nada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Nada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Nada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style:font-name="Arial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fo:line-height="100%" fo:text-align="end" style:justify-single-word="false" fo:break-before="page"/>
      <style:text-properties style:font-name="Nada"/>
    </style:style>
    <style:style style:name="P9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margin-top="0in" fo:margin-bottom="0in" fo:line-height="100%" fo:text-align="end" style:justify-single-word="false"/>
      <style:text-properties style:font-name="Nada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">Sistema</text:p>
      <text:p text:style-name="P3">N.E.R.D. da AAAMAT</text:p>
      <text:p text:style-name="P2"/>
      <text:p text:style-name="P2"/>
      <text:p text:style-name="P2"/>
      <text:p text:style-name="P2">Relatório sobre Arquitetura e Desig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1">Engenharia de Software</text:p>
      <text:p text:style-name="P1">14/11/2009 <text:s text:c="8"/></text:p>
      <text:p text:style-name="P1">Professor Gerosa <text:s text:c="3"/></text:p>
      <text:p text:style-name="P1"/>
      <text:p text:style-name="P1"/>
      <text:p text:style-name="P8"/>
      <text:p text:style-name="P4"/>
      <text:p text:style-name="P6">Participação de cada membro do grupo</text:p>
      <text:p text:style-name="P5"/>
      <text:p text:style-name="P5"><text:tab/>Todos os membros do grupo participaram igualmente e integralmente de todas as partes do projeto até o momento.</text:p>
      <text:p text:style-name="P5"/>
      <text:p text:style-name="P6">Organização</text:p>
      <text:p text:style-name="P6"/>
      <text:p text:style-name="P7"><text:tab/>Para elaboração dos artefatos e o digrama, o grupo se reuniu duas vezes, somando um total aproximado de 6 horas. </text:p>
      <text:p text:style-name="P7"><text:tab/></text:p>
      <text:p text:style-name="P6">Dificuldades encontradas</text:p>
      <text:p text:style-name="P7"><text:tab/></text:p>
      <text:p text:style-name="P7"><text:tab/>Tivemos dificuldades para formular o diagrama de classes, pois tivemos que pensar na implementação do sistema todo, sem realmente implementá-lo.</text:p>
      <text:p text:style-name="P7"><text:tab/>Além disso, novamente os templates não eram muito claros. Tivemos que encontrar uma solução que se adequa-se ao que era pedido, sem saber se era realmente correta.</text:p>
      <text:p text:style-name="P7"/>
      <text:p text:style-name="P6">Lições aprendidas</text:p>
      <text:p text:style-name="P7"/>
      <text:p text:style-name="P7"><text:tab/>Ao final dessa fase aprendemos mais sobre a arquitetura MVC.</text:p>
      <text:p text:style-name="P7"/>
      <text:p text:style-name="P6">Ajustes necessários nos artefatos</text:p>
      <text:p text:style-name="P6"/>
      <text:p text:style-name="P6"><text:span text:style-name="T1"><text:tab/>A única adaptação que fizemos foi retirar Cenários Alternativos do Artefato Design. Acabamos descrevendo tudo em Cen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22:20:32</meta:creation-date>
    <dc:date>2009-11-14T00:23:36</dc:date>
    <meta:editing-duration>PT01H37M49S</meta:editing-duration>
    <meta:editing-cycles>18</meta:editing-cycles>
    <meta:generator>OpenOffice.org/3.1$Linux OpenOffice.org_project/310m19$Build-9420</meta:generator>
    <dc:creator>Thiago Colucci</dc:creator>
    <meta:document-statistic meta:table-count="0" meta:image-count="0" meta:object-count="0" meta:page-count="2" meta:paragraph-count="22" meta:word-count="152" meta:character-count="1032"/>
    <meta:user-defined meta:name="Info 1"/>
    <meta:user-defined meta:name="Info 2"/>
    <meta:user-defined meta:name="Info 3"/>
    <meta:user-defined meta:name="Info 4"/>
  </office:meta>
</office:document-meta>
</file>